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Nong Shim: An Sung Tang Myun Ramyun</text:h>
      <text:h text:style-name="Heading_20_2" text:outline-level="2">Besonderheiten:</text:h>
      <text:p text:style-name="P1">Große Menge</text:p>
      <text:h text:style-name="Heading_20_2" text:outline-level="2">Geschmack:</text:h>
      <text:p text:style-name="P1">Nudeln nehmen Geschmack nach „offizieller“ Garzeit nicht wirklich an und sind noch relativ bissfest. Daher empfehlen wir die Nudeln circa 10 Minuten garen zu lassen.</text:p>
      <text:p text:style-name="P1">Die Suppe hat einen ausgeprägten Geschmack, ohne dabei chemisch zu wirken. Die Schärfe überschattet nicht den Geschmack, sondern fällt positiv auf.</text:p>
      <text:h text:style-name="Heading_20_3" text:outline-level="3">Nong Shim: Shin Ramyun Hot&amp;Spicy</text:h>
      <text:h text:style-name="Heading_20_2" text:outline-level="2">Besonderheiten:</text:h>
      <text:p text:style-name="P1">Runde Nudeln – praktisch für Töpfe</text:p>
      <text:p text:style-name="P1">extra Gemüsezeug</text:p>
      <text:p text:style-name="P1">Große Menge</text:p>
      <text:p text:style-name="P1">lange Nudeln</text:p>
      <text:h text:style-name="Heading_20_2" text:outline-level="2">Geschmack:</text:h>
      <text:p text:style-name="P1">Geschmack ist vorhanden, wird aber durch die Schärfe extrem überdeckt, trotzdem schmeckt es nicht zu chemisch. Garzeit erhöhen, weil Nudeln sonst zu hart und Geschmack nicht angenommen.</text:p>
      <text:p text:style-name="P1">Zusatz-Fleisch ist zäh und das Zusatz-Gemüse teilweise hart und keinen wirklichen Geschmack. Nette Idee, bloß an der Umsetzung gescheitert.</text:p>
      <text:h text:style-name="Heading_20_3" text:outline-level="3">Nong Shim: Kimchi Ramyun</text:h>
      <text:h text:style-name="Heading_20_2" text:outline-level="2">Besonderheiten:</text:h>
      <text:p text:style-name="P1">Runde Nudeln – praktisch für Töpfe</text:p>
      <text:p text:style-name="P1">extra Gemüsezeug</text:p>
      <text:p text:style-name="P1">Große Menge</text:p>
      <text:p text:style-name="P1">lange Nudeln</text:p>
      <text:h text:style-name="Heading_20_2" text:outline-level="2">Geschmack:</text:h>
      <text:p text:style-name="P1">Hervorragend mit wenig Schärfe. Das Gemüse ist weich, reichlich und hat einen guten Geschmack. Keine Empfehlung für Personen die etwas sehr Scharfes suchen, sonst uneingeschränkt empfehlenswert.</text:p>
      <text:h text:style-name="Heading_20_3" text:outline-level="3">Indomie: Jumbo Mi Goreng - Rasa Ayam Panggang</text:h>
      <text:h text:style-name="Heading_20_2" text:outline-level="2">Besonderheiten:</text:h>
      <text:p text:style-name="P1">Große Menge</text:p>
      <text:p text:style-name="P1">lange Nudeln</text:p>
      <text:p text:style-name="P1">kein Ramen</text:p>
      <text:h text:style-name="Heading_20_2" text:outline-level="2"><text:soft-page-break/>Geschmack:</text:h>
      <text:p text:style-name="P1">Süßlicher Geschmack mit sehr wenig Schärfe. Zubereitung ist für Instant Food sehr aufwendig und eine riesen Schweinerei!</text:p>
      <text:h text:style-name="Heading_20_3" text:outline-level="3">Unif-100 Chicken</text:h>
      <text:h text:style-name="Heading_20_2" text:outline-level="2">Geschmack:</text:h>
      <text:p text:style-name="P1">extremer kohlgeschmack, null huhngeschmack, recht abartig, aber nicht chemisch</text:p>
      <text:p text:style-name="P1">geruch ist super zum ramen esen abgewöhnen</text:p>
      <text:p text:style-name="P1">sehr viel gemüse, allerdings kein einziges stückchen huhn, nudeln sehr dünn</text:p>
      <text:p text:style-name="P1">schärfe ist nicht vorhanden.</text:p>
      <text:h text:style-name="Heading_20_3" text:outline-level="3">Nissin: Cup Nudeln Rind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uppe schmeckt ein wenig nach Rind und die Fleischstückchen sind sogar sehr geschmacksintensiv. Gemüse ist vorhanden (Erbsen, Karotten, Mais), könnte aber ruhig ein wenig mehr sein.</text:p>
      <text:p text:style-name="P1">Für eine kleine Zwischenmahlzeit sind diese Cup Ramen sicherlich ganz gut geeignet, doch allzu viel mit Ramen haben sie nicht zu tun.</text:p>
      <text:h text:style-name="Heading_20_3" text:outline-level="3">Nissin: Cup Nudeln Spicy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uppe schmeckt trotz ein wenig Schärfe und nicht genau definierbarem Geschmack nicht chemisch. Nach einem Blick auf die Zutatenliste lässt sich aber sogar ein leichter Hühnerbrühe-Geschmack erkennen, der allerdings durch asiatische Gewürze und Sojabeigabe nicht stört. Außerdem fällt die Gemüsebeilage (Paprika, Frühlingszwiebeln, Tomate) sehr großzügig aus, könnte allerdings aus asiatischerem Gemüse bestehen.</text:p>
      <text:p text:style-name="P1">Als „Einstiegs-Ramen“ eine recht gute Wahl, für erfahrenere Ramen-Esser muss was anderes her.</text:p>
      <text:h text:style-name="Heading_20_3" text:outline-level="3">Mama: Oriental Style Instant Noodles Pork Flavour</text:h>
      <text:h text:style-name="Heading_20_2" text:outline-level="2">Geschmack:</text:h>
      <text:p text:style-name="P1">Die Suppe ist, zumindest wenn man viel vom Chili-Pulver erwischt, relativ scharf und schmeckt durchschnittlich gut. Allerdings lässt sich das angebliche Pork Flavour nicht erkennen, bei lediglich 0,2% Schweinefleischaroma laut Packungsangabe aber auch nicht sehr verwunderlich.</text:p>
      <text:p text:style-name="P1">An Gemüseeinlage ist so gut wie nichts vorhanden, lediglich ~4-5 Porree-Schnipsel verirren sich mal mit auf die Stäbchen. Fleisch ist gar nicht vorhanden.</text:p>
      <text:h text:style-name="Heading_20_3" text:outline-level="3"><text:soft-page-break/>Nissin: Damae Ramen Spicy</text:h>
      <text:h text:style-name="Heading_20_2" text:outline-level="2">Geschmack:</text:h>
      <text:p text:style-name="P1">Eine recht scharfe Suppe, auch wenn noch Platz nach oben ist. Die Schärfe scheint vom beigelegten Öl zu kommen, welches mit der einzige Unterschied zur Standard-Variante von Nissin ist. Vom Geschmack her relativ durchschnittlich, aber nichtsdestotrotz ganz lecker, schmeckt ein wenig nach Sesam.. Gemüsestückchen oder Sonstiges fehlen leider fast komplett, nur 1 oder 2 Krümel sind zu sehen.</text:p>
      <text:h text:style-name="Heading_20_3" text:outline-level="3">Nissin: Damae Ramen</text:h>
      <text:h text:style-name="Heading_20_2" text:outline-level="2">Geschmack:</text:h>
      <text:p text:style-name="P1">Wie bei allen Nissin Damae Ramen ist der Grundgeschmack dieser Suppe Sesam.</text:p>
      <text:p text:style-name="P1">Allerdings wird hier komplett auf andere Zusätze (zumindest geschmacksgebende) verzichtet. Klingt im ersten Moment vielleicht etwas langweilig, doch ist verdammt lecker.</text:p>
      <text:p text:style-name="P1">Schon beim Öffnen der Tüten kommt einem der leicht angeröstete Sesamgeruch entgegen, den das Sesamöl abgibt.</text:p>
      <text:p text:style-name="P1">Scharf ist die Suppe so gut wie gar nicht und auch nach Gemüseeinlagen etc. sucht man recht vergebens.</text:p>
      <text:p text:style-name="P1">Alles in allem eine meiner Meinung nach sehr gute Suppe, bei der man aber überlegen sollte, bei regelmäßigem Verzehr noch extra Gemüse hinzuzufügen.</text:p>
      <text:p text:style-name="P1"/>
      <text:h text:style-name="Heading_20_3" text:outline-level="3">Nong Shim: Big Bowl Noodle Udon Flavour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minimale Schärfe</text:p>
      <text:p text:style-name="P1">sehr viel Gemüsezeug + Naruto-maki + große getrocknete Fischstückchen</text:p>
      <text:p text:style-name="P1">sehr fischiger Geruch und Geschmack</text:p>
      <text:p text:style-name="P1"/>
      <text:h text:style-name="Heading_20_3" text:outline-level="3">Jin Mai Lang: Spicy Beef Flavour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ehr scharf</text:p>
      <text:p text:style-name="P1">viel Gemüsezeug (+ eklig aussehende Paste)</text:p>
      <text:p text:style-name="P1">eine leicht fettige, gut gewürzte Brühe mit leichtem Rindfleischgeschmack</text:p>
      <text:p text:style-name="P1"/>
      <text:p text:style-name="P1"/>
      <text:p text:style-name="P1"/>
      <text:p text:style-name="P1"/>
      <text:h text:style-name="Heading_20_3" text:outline-level="3"><text:soft-page-break/>Jin Mai Lang: Stew Beef Flavour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viel Gemüsezeug (+ eklig aussehende Paste)</text:p>
      <text:p text:style-name="P1">eine leicht fettige, leckere Brühe mit Rindfleischgeschmack, ähnlich dem Spicy Beef Flavour, nur ohne Schärfe und dadurch etwas mehr Geschma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Sebastian Brandt</meta:initial-creator>
    <meta:creation-date>2008-06-28T18:32:15</meta:creation-date>
    <dc:creator>Kristoph Werner</dc:creator>
    <dc:date>2010-12-06T20:06:50.89</dc:date>
    <meta:editing-cycles>27</meta:editing-cycles>
    <meta:editing-duration>PT03H30M41S</meta:editing-duration>
    <meta:document-statistic meta:table-count="0" meta:image-count="0" meta:object-count="0" meta:page-count="4" meta:paragraph-count="82" meta:word-count="718" meta:character-count="5089"/>
    <meta:user-defined meta:name="Info 1"/>
    <meta:user-defined meta:name="Info 2"/>
    <meta:user-defined meta:name="Info 3"/>
    <meta:user-defined meta:name="Info 4"/>
  </office:meta>
</office:document-meta>
</file>